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iferenciação de redes de computadores e Internet</text:p>
      <text:p text:style-name="Standard">Introdução</text:p>
      <text:p text:style-name="Standard"/>
      <text:p text:style-name="Standard">Entender os conceitos relacionados à Rede de Computadores são de extrema importância. Estes conceitos fazem com que possamos entender também como se dá o seu funcionamento.</text:p>
      <text:p text:style-name="Standard"/>
      <text:p text:style-name="Standard">Entende-se compreender o funcionamento como entender seus protocolos, suas camadas e tudo o que lhe compõe. Sabemos que as redes de computadores têm a função de interligar computadores, e mais do que isso, compartilhar dados/recursos, para assim possibilitar o acesso por outros computadores.</text:p>
      <text:p text:style-name="Standard"/>
      <text:p text:style-name="Standard">Atribuir, por exemplo, uma rede de computadores em seu empreendimento pode gerar muita economia. Suponha que sua empresa possui dez computadores, interligar esses computadores pode facilitar o compartilhamento das informações entre os usuários, e ainda mais, possibilita você economizar em outros equipamentos, por exemplo, dividir uma impressora com todos os computadores da rede. Não é fantástico?</text:p>
      <text:p text:style-name="Standard"/>
      <text:p text:style-name="Standard">Mas sabemos também que as redes não são simples assim. Elas possuem também camadas que controlam o congestionamento e erros de envio de dados. Além, claro, que possui a presença de diversos protocolos, como o protocolo TCP/IP, UCP, FTP, HTTP e diversos outros.</text:p>
      <text:p text:style-name="Standard"/>
      <text:p text:style-name="Standard">Cada protocolo possui funcionalidades e características importantes. Quando, por exemplo, instalamos determinados softwares em nosso computador, podem talvez se utilizar de alguns destes protocolos, como o software de envio e recebimento de e-mail e o nosso próprio navegador da internet, que inclusive estamos utilizando neste momento.</text:p>
      <text:p text:style-name="Standard"/>
      <text:p text:style-name="Standard">Bom, tendo um pouco da noção da importância das Redes de Computadores e lendo o nosso livro da disciplina, vimos a existência dos modelos de referência OSI e TCP/IP. São nestes modelos que temos a presença de camadas que possuem finalidades, que na verdade podemos dizer que são o processo de comunicação das redes.</text:p>
      <text:p text:style-name="Standard"/>
      <text:p text:style-name="Standard">‍</text:p>
      <text:p text:style-name="Standard">Vamos Praticar</text:p>
      <text:p text:style-name="Standard"/>
      <text:p text:style-name="Standard">Sobre os modelos de referência OSI e TCP/IP, podemos dizer que nunca é demais ler e ouvir sobre suas definições, não é? Sendo assim, você, aluno(a), irá acessar o link a seguir que mostra um pouco mais sobre as definições destes modelos, e claro, faz uma revisão bem simples sobre as redes de computadores. Vamos acessar e assistir?</text:p>
      <text:p text:style-name="Standard"/>
      <text:p text:style-name="Standard">&lt; https://www.youtube.com/watch?v=oz8gvGIUKFw &gt;. Acesso em: 10 jan. 2019.</text:p>
      <text:p text:style-name="Standard"/>
      <text:p text:style-name="Standard">Depois de assistir ao vídeo exposto anteriormente, você deverá realizar uma atividade prática. Você, aluno(a), deverá criar um organograma, esquema, infográfico, ou ainda, um vídeo explicativo que contenha as diferenças entre os modelos de referência OSI da ISO, e o modelo de referência TCP/IP.</text:p>
      <text:p text:style-name="Standard"/>
      <text:p text:style-name="Standard">O documento criado por você deve ser postado no fórum. Não esqueça de discutir sobre o assunto com os seus colegas. Ao final, disponibilize sua pesquisa no fórum da seção “Compartilh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9:28:57.235074474</meta:creation-date>
    <dc:date>2022-04-19T19:51:52.399704344</dc:date>
    <meta:editing-duration>PT22M51S</meta:editing-duration>
    <meta:editing-cycles>9</meta:editing-cycles>
    <meta:generator>LibreOffice/7.2.6.2$Linux_X86_64 LibreOffice_project/20$Build-2</meta:generator>
    <meta:document-statistic meta:table-count="0" meta:image-count="0" meta:object-count="0" meta:page-count="1" meta:paragraph-count="14" meta:word-count="420" meta:character-count="2733" meta:non-whitespace-character-count="2327"/>
  </office:meta>
</office:document-meta>
</file>